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FMono-Regular" svg:font-family="SFMono-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68.29pt"/>
    </style:style>
    <style:style style:name="co3" style:family="table-column">
      <style:table-column-properties fo:break-before="auto" style:column-width="212.74pt"/>
    </style:style>
    <style:style style:name="co4" style:family="table-column">
      <style:table-column-properties fo:break-before="auto" style:column-width="108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SFMono-Regular" fo:font-size="9pt" fo:font-style="normal" fo:text-shadow="none" style:text-underline-style="none" fo:font-weight="normal" style:font-size-asian="9pt" style:font-style-asian="normal" style:font-weight-asian="normal" style:font-name-complex="SFMono-Regular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addresses</text:p>
          </table:table-cell>
          <table:table-cell table:style-name="ce1" office:value-type="string" calcext:value-type="string">
            <text:p>friends_list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siree.H</text:p>
          </table:table-cell>
          <table:table-cell table:style-name="ce3" table:formula="of:=[.D2]&amp;&quot;.&quot;&amp;[.E2]&amp;&quot;@gmail.com&quot;" office:value-type="string" office:string-value="Desiree  .Hosea  @gmail.com" calcext:value-type="string">
            <text:p>Desiree  .Hosea  @gmail.com</text:p>
          </table:table-cell>
          <table:table-cell table:style-name="ce2" office:value-type="string" calcext:value-type="string">
            <text:p>Desiree  </text:p>
          </table:table-cell>
          <table:table-cell table:style-name="ce2" office:value-type="string" calcext:value-type="string">
            <text:p>Hosea  </text:p>
          </table:table-cell>
          <table:table-cell table:style-name="ce4" office:value-type="string" calcext:value-type="string">
            <text:p>777 Brockton Avenue, Abington MA 2351</text:p>
          </table:table-cell>
          <table:table-cell table:style-name="ce5" office:value-type="string" calcext:value-type="string">
            <text:p>25,13,7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matha .Y</text:p>
          </table:table-cell>
          <table:table-cell table:style-name="ce3" table:formula="of:=[.D3]&amp;&quot;.&quot;&amp;[.E3]&amp;&quot;@gmail.com&quot;" office:value-type="string" office:string-value="Tamatha  .Yanira  @gmail.com" calcext:value-type="string">
            <text:p>Tamatha  .Yanira  @gmail.com</text:p>
          </table:table-cell>
          <table:table-cell table:style-name="ce2" office:value-type="string" calcext:value-type="string">
            <text:p>Tamatha  </text:p>
          </table:table-cell>
          <table:table-cell table:style-name="ce2" office:value-type="string" calcext:value-type="string">
            <text:p>Yanira  </text:p>
          </table:table-cell>
          <table:table-cell table:style-name="ce4" office:value-type="string" calcext:value-type="string">
            <text:p>30 Memorial Drive, Avon MA 2322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dyth.M  </text:p>
          </table:table-cell>
          <table:table-cell table:style-name="ce3" table:formula="of:=[.D4]&amp;&quot;.&quot;&amp;[.E4]&amp;&quot;@gmail.com&quot;" office:value-type="string" office:string-value="Edyth  .Mathilda  @gmail.com" calcext:value-type="string">
            <text:p>Edyth  .Mathilda  @gmail.com</text:p>
          </table:table-cell>
          <table:table-cell table:style-name="ce2" office:value-type="string" calcext:value-type="string">
            <text:p>Edyth  </text:p>
          </table:table-cell>
          <table:table-cell table:style-name="ce2" office:value-type="string" calcext:value-type="string">
            <text:p>Mathilda  </text:p>
          </table:table-cell>
          <table:table-cell table:style-name="ce4" office:value-type="string" calcext:value-type="string">
            <text:p>250 Hartford Avenue, Bellingham MA 2019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Justina.D</text:p>
          </table:table-cell>
          <table:table-cell table:style-name="ce3" table:formula="of:=[.D5]&amp;&quot;.&quot;&amp;[.E5]&amp;&quot;@gmail.com&quot;" office:value-type="string" office:string-value="Justina  .Delisa  @gmail.com" calcext:value-type="string">
            <text:p>Justina  .Delisa  @gmail.com</text:p>
          </table:table-cell>
          <table:table-cell table:style-name="ce2" office:value-type="string" calcext:value-type="string">
            <text:p>Justina  </text:p>
          </table:table-cell>
          <table:table-cell table:style-name="ce2" office:value-type="string" calcext:value-type="string">
            <text:p>Delisa  </text:p>
          </table:table-cell>
          <table:table-cell table:style-name="ce4" office:value-type="string" calcext:value-type="string">
            <text:p>700 Oak Street, Brockton MA 2301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urine.A</text:p>
          </table:table-cell>
          <table:table-cell table:style-name="ce3" table:formula="of:=[.D6]&amp;&quot;.&quot;&amp;[.E6]&amp;&quot;@gmail.com&quot;" office:value-type="string" office:string-value="Maurine  .Alicia  @gmail.com" calcext:value-type="string">
            <text:p>Maurine  .Alicia  @gmail.com</text:p>
          </table:table-cell>
          <table:table-cell table:style-name="ce2" office:value-type="string" calcext:value-type="string">
            <text:p>Maurine  </text:p>
          </table:table-cell>
          <table:table-cell table:style-name="ce2" office:value-type="string" calcext:value-type="string">
            <text:p>Alicia  </text:p>
          </table:table-cell>
          <table:table-cell table:style-name="ce4" office:value-type="string" calcext:value-type="string">
            <text:p>66-4 Parkhurst Rd, Chelmsford MA 1824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Juana.A</text:p>
          </table:table-cell>
          <table:table-cell table:style-name="ce3" table:formula="of:=[.D7]&amp;&quot;.&quot;&amp;[.E7]&amp;&quot;@gmail.com&quot;" office:value-type="string" office:string-value="Juana  .Albertine  @gmail.com" calcext:value-type="string">
            <text:p>Juana  .Albertine  @gmail.com</text:p>
          </table:table-cell>
          <table:table-cell table:style-name="ce2" office:value-type="string" calcext:value-type="string">
            <text:p>Juana  </text:p>
          </table:table-cell>
          <table:table-cell table:style-name="ce2" office:value-type="string" calcext:value-type="string">
            <text:p>Albertine  </text:p>
          </table:table-cell>
          <table:table-cell table:style-name="ce4" office:value-type="string" calcext:value-type="string">
            <text:p>591 Memorial Dr, Chicopee MA 1020</text:p>
          </table:table-cell>
          <table:table-cell table:style-name="ce5" office:value-type="string" calcext:value-type="string">
            <text:p>8,2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Henry.D</text:p>
          </table:table-cell>
          <table:table-cell table:style-name="ce3" table:formula="of:=[.D8]&amp;&quot;.&quot;&amp;[.E8]&amp;&quot;@gmail.com&quot;" office:value-type="string" office:string-value="Henry  .Duncan  @gmail.com" calcext:value-type="string">
            <text:p>Henry  .Duncan  @gmail.com</text:p>
          </table:table-cell>
          <table:table-cell table:style-name="ce2" office:value-type="string" calcext:value-type="string">
            <text:p>Henry  </text:p>
          </table:table-cell>
          <table:table-cell table:style-name="ce2" office:value-type="string" calcext:value-type="string">
            <text:p>Duncan  </text:p>
          </table:table-cell>
          <table:table-cell table:style-name="ce4" office:value-type="string" calcext:value-type="string">
            <text:p>55 Brooksby Village Way, Danvers MA 1923</text:p>
          </table:table-cell>
          <table:table-cell table:style-name="ce5" office:value-type="string" calcext:value-type="string">
            <text:p>18,26,21,17,15</text:p>
          </table:table-cell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olomon.E</text:p>
          </table:table-cell>
          <table:table-cell table:style-name="ce3" table:formula="of:=[.D9]&amp;&quot;.&quot;&amp;[.E9]&amp;&quot;@gmail.com&quot;" office:value-type="string" office:string-value="Solomon  .Earlean  @gmail.com" calcext:value-type="string">
            <text:p>Solomon  .Earlean  @gmail.com</text:p>
          </table:table-cell>
          <table:table-cell table:style-name="ce2" office:value-type="string" calcext:value-type="string">
            <text:p>Solomon  </text:p>
          </table:table-cell>
          <table:table-cell table:style-name="ce2" office:value-type="string" calcext:value-type="string">
            <text:p>Earlean  </text:p>
          </table:table-cell>
          <table:table-cell table:style-name="ce4" office:value-type="string" calcext:value-type="string">
            <text:p>137 Teaticket Hwy, East Falmouth MA 2536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Felice.A</text:p>
          </table:table-cell>
          <table:table-cell table:style-name="ce3" table:formula="of:=[.D10]&amp;&quot;.&quot;&amp;[.E10]&amp;&quot;@gmail.com&quot;" office:value-type="string" office:string-value="Felice  .Arica  @gmail.com" calcext:value-type="string">
            <text:p>Felice  .Arica  @gmail.com</text:p>
          </table:table-cell>
          <table:table-cell table:style-name="ce2" office:value-type="string" calcext:value-type="string">
            <text:p>Felice  </text:p>
          </table:table-cell>
          <table:table-cell table:style-name="ce2" office:value-type="string" calcext:value-type="string">
            <text:p>Arica  </text:p>
          </table:table-cell>
          <table:table-cell table:style-name="ce4" office:value-type="string" calcext:value-type="string">
            <text:p>42 Fairhaven Commons Way, Fairhaven MA 2719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liza.M</text:p>
          </table:table-cell>
          <table:table-cell table:style-name="ce3" table:formula="of:=[.D11]&amp;&quot;.&quot;&amp;[.E11]&amp;&quot;@gmail.com&quot;" office:value-type="string" office:string-value="Aliza  .Marcelina  @gmail.com" calcext:value-type="string">
            <text:p>Aliza  .Marcelina  @gmail.com</text:p>
          </table:table-cell>
          <table:table-cell table:style-name="ce2" office:value-type="string" calcext:value-type="string">
            <text:p>Aliza  </text:p>
          </table:table-cell>
          <table:table-cell table:style-name="ce2" office:value-type="string" calcext:value-type="string">
            <text:p>Marcelina  </text:p>
          </table:table-cell>
          <table:table-cell table:style-name="ce4" office:value-type="string" calcext:value-type="string">
            <text:p>374 William S Canning Blvd, Fall River MA 2721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rittni.J</text:p>
          </table:table-cell>
          <table:table-cell table:style-name="ce3" table:formula="of:=[.D12]&amp;&quot;.&quot;&amp;[.E12]&amp;&quot;@gmail.com&quot;" office:value-type="string" office:string-value="Brittni  .Jocelyn  @gmail.com" calcext:value-type="string">
            <text:p>Brittni  .Jocelyn  @gmail.com</text:p>
          </table:table-cell>
          <table:table-cell table:style-name="ce2" office:value-type="string" calcext:value-type="string">
            <text:p>Brittni  </text:p>
          </table:table-cell>
          <table:table-cell table:style-name="ce2" office:value-type="string" calcext:value-type="string">
            <text:p>Jocelyn  </text:p>
          </table:table-cell>
          <table:table-cell table:style-name="ce4" office:value-type="string" calcext:value-type="string">
            <text:p>121 Worcester Rd, Framingham MA 1701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Lilliana.E</text:p>
          </table:table-cell>
          <table:table-cell table:style-name="ce3" table:formula="of:=[.D13]&amp;&quot;.&quot;&amp;[.E13]&amp;&quot;@gmail.com&quot;" office:value-type="string" office:string-value="Lilliana  .Elenor  @gmail.com" calcext:value-type="string">
            <text:p>Lilliana  .Elenor  @gmail.com</text:p>
          </table:table-cell>
          <table:table-cell table:style-name="ce2" office:value-type="string" calcext:value-type="string">
            <text:p>Lilliana  </text:p>
          </table:table-cell>
          <table:table-cell table:style-name="ce2" office:value-type="string" calcext:value-type="string">
            <text:p>Elenor  </text:p>
          </table:table-cell>
          <table:table-cell table:style-name="ce4" office:value-type="string" calcext:value-type="string">
            <text:p>677 Timpany Blvd, Gardner MA 1440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Kandace.K</text:p>
          </table:table-cell>
          <table:table-cell table:style-name="ce3" table:formula="of:=[.D14]&amp;&quot;.&quot;&amp;[.E14]&amp;&quot;@gmail.com&quot;" office:value-type="string" office:string-value="Kandace  .Karen  @gmail.com" calcext:value-type="string">
            <text:p>Kandace  .Karen  @gmail.com</text:p>
          </table:table-cell>
          <table:table-cell table:style-name="ce2" office:value-type="string" calcext:value-type="string">
            <text:p>Kandace  </text:p>
          </table:table-cell>
          <table:table-cell table:style-name="ce2" office:value-type="string" calcext:value-type="string">
            <text:p>Karen  </text:p>
          </table:table-cell>
          <table:table-cell table:style-name="ce4" office:value-type="string" calcext:value-type="string">
            <text:p>337 Russell St, Hadley MA 1035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Luke.S</text:p>
          </table:table-cell>
          <table:table-cell table:style-name="ce3" table:formula="of:=[.D15]&amp;&quot;.&quot;&amp;[.E15]&amp;&quot;@gmail.com&quot;" office:value-type="string" office:string-value="Luke  .Soon  @gmail.com" calcext:value-type="string">
            <text:p>Luke  .Soon  @gmail.com</text:p>
          </table:table-cell>
          <table:table-cell table:style-name="ce2" office:value-type="string" calcext:value-type="string">
            <text:p>Luke  </text:p>
          </table:table-cell>
          <table:table-cell table:style-name="ce2" office:value-type="string" calcext:value-type="string">
            <text:p>Soon  </text:p>
          </table:table-cell>
          <table:table-cell table:style-name="ce4" office:value-type="string" calcext:value-type="string">
            <text:p>295 Plymouth Street, Halifax MA 2338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ete.H</text:p>
          </table:table-cell>
          <table:table-cell table:style-name="ce3" table:formula="of:=[.D16]&amp;&quot;.&quot;&amp;[.E16]&amp;&quot;@gmail.com&quot;" office:value-type="string" office:string-value="Pete  .Hollie  @gmail.com" calcext:value-type="string">
            <text:p>Pete  .Hollie  @gmail.com</text:p>
          </table:table-cell>
          <table:table-cell table:style-name="ce2" office:value-type="string" calcext:value-type="string">
            <text:p>Pete  </text:p>
          </table:table-cell>
          <table:table-cell table:style-name="ce2" office:value-type="string" calcext:value-type="string">
            <text:p>Hollie  </text:p>
          </table:table-cell>
          <table:table-cell table:style-name="ce4" office:value-type="string" calcext:value-type="string">
            <text:p>1775 Washington St, Hanover MA 2339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umiko_L</text:p>
          </table:table-cell>
          <table:table-cell table:style-name="ce3" table:formula="of:=[.D17]&amp;&quot;.&quot;&amp;[.E17]&amp;&quot;@gmail.com&quot;" office:value-type="string" office:string-value="Sumiko  .Lulu  @gmail.com" calcext:value-type="string">
            <text:p>Sumiko  .Lulu  @gmail.com</text:p>
          </table:table-cell>
          <table:table-cell table:style-name="ce2" office:value-type="string" calcext:value-type="string">
            <text:p>Sumiko  </text:p>
          </table:table-cell>
          <table:table-cell table:style-name="ce2" office:value-type="string" calcext:value-type="string">
            <text:p>Lulu  </text:p>
          </table:table-cell>
          <table:table-cell table:style-name="ce4" office:value-type="string" calcext:value-type="string">
            <text:p>280 Washington Street, Hudson MA 1749</text:p>
          </table:table-cell>
          <table:table-cell table:style-name="ce5" office:value-type="string" calcext:value-type="string">
            <text:p>15,19,8,23</text:p>
          </table:table-cell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parkle.N</text:p>
          </table:table-cell>
          <table:table-cell table:style-name="ce3" table:formula="of:=[.D18]&amp;&quot;.&quot;&amp;[.E18]&amp;&quot;@gmail.com&quot;" office:value-type="string" office:string-value="Sparkle  .Nobuko  @gmail.com" calcext:value-type="string">
            <text:p>Sparkle  .Nobuko  @gmail.com</text:p>
          </table:table-cell>
          <table:table-cell table:style-name="ce2" office:value-type="string" calcext:value-type="string">
            <text:p>Sparkle  </text:p>
          </table:table-cell>
          <table:table-cell table:style-name="ce2" office:value-type="string" calcext:value-type="string">
            <text:p>Nobuko  </text:p>
          </table:table-cell>
          <table:table-cell table:style-name="ce4" office:value-type="string" calcext:value-type="string">
            <text:p>20 Soojian Dr, Leicester MA 1524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Alanna.L</text:p>
          </table:table-cell>
          <table:table-cell table:style-name="ce3" table:formula="of:=[.D19]&amp;&quot;.&quot;&amp;[.E19]&amp;&quot;@gmail.com&quot;" office:value-type="string" office:string-value="Alanna  .Lilli  @gmail.com" calcext:value-type="string">
            <text:p>Alanna  .Lilli  @gmail.com</text:p>
          </table:table-cell>
          <table:table-cell table:style-name="ce2" office:value-type="string" calcext:value-type="string">
            <text:p>Alanna  </text:p>
          </table:table-cell>
          <table:table-cell table:style-name="ce2" office:value-type="string" calcext:value-type="string">
            <text:p>Lilli  </text:p>
          </table:table-cell>
          <table:table-cell table:style-name="ce4" office:value-type="string" calcext:value-type="string">
            <text:p>11 Jungle Road, Leominster MA 1453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elia.E</text:p>
          </table:table-cell>
          <table:table-cell table:style-name="ce3" table:formula="of:=[.D20]&amp;&quot;.&quot;&amp;[.E20]&amp;&quot;@gmail.com&quot;" office:value-type="string" office:string-value="Celia  .Edison  @gmail.com" calcext:value-type="string">
            <text:p>Celia  .Edison  @gmail.com</text:p>
          </table:table-cell>
          <table:table-cell table:style-name="ce2" office:value-type="string" calcext:value-type="string">
            <text:p>Celia  </text:p>
          </table:table-cell>
          <table:table-cell table:style-name="ce2" office:value-type="string" calcext:value-type="string">
            <text:p>Edison  </text:p>
          </table:table-cell>
          <table:table-cell table:style-name="ce4" office:value-type="string" calcext:value-type="string">
            <text:p>301 Massachusetts Ave, Lunenburg MA 1462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Erwin.C</text:p>
          </table:table-cell>
          <table:table-cell table:style-name="ce3" table:formula="of:=[.D21]&amp;&quot;.&quot;&amp;[.E21]&amp;&quot;@gmail.com&quot;" office:value-type="string" office:string-value="Erwin  .Chance  @gmail.com" calcext:value-type="string">
            <text:p>Erwin  .Chance  @gmail.com</text:p>
          </table:table-cell>
          <table:table-cell table:style-name="ce2" office:value-type="string" calcext:value-type="string">
            <text:p>Erwin  </text:p>
          </table:table-cell>
          <table:table-cell table:style-name="ce2" office:value-type="string" calcext:value-type="string">
            <text:p>Chance  </text:p>
          </table:table-cell>
          <table:table-cell table:style-name="ce4" office:value-type="string" calcext:value-type="string">
            <text:p>780 Lynnway, Lynn MA 1905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Lisbeth.A</text:p>
          </table:table-cell>
          <table:table-cell table:style-name="ce3" table:formula="of:=[.D22]&amp;&quot;.&quot;&amp;[.E22]&amp;&quot;@gmail.com&quot;" office:value-type="string" office:string-value="Lisbeth  .Antoine  @gmail.com" calcext:value-type="string">
            <text:p>Lisbeth  .Antoine  @gmail.com</text:p>
          </table:table-cell>
          <table:table-cell table:style-name="ce2" office:value-type="string" calcext:value-type="string">
            <text:p>Lisbeth  </text:p>
          </table:table-cell>
          <table:table-cell table:style-name="ce2" office:value-type="string" calcext:value-type="string">
            <text:p>Antoine  </text:p>
          </table:table-cell>
          <table:table-cell table:style-name="ce4" office:value-type="string" calcext:value-type="string">
            <text:p>70 Pleasant Valley Street, Methuen MA 1844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Harlan.A</text:p>
          </table:table-cell>
          <table:table-cell table:style-name="ce3" table:formula="of:=[.D23]&amp;&quot;.&quot;&amp;[.E23]&amp;&quot;@gmail.com&quot;" office:value-type="string" office:string-value="Harlan  .Agueda  @gmail.com" calcext:value-type="string">
            <text:p>Harlan  .Agueda  @gmail.com</text:p>
          </table:table-cell>
          <table:table-cell table:style-name="ce2" office:value-type="string" calcext:value-type="string">
            <text:p>Harlan  </text:p>
          </table:table-cell>
          <table:table-cell table:style-name="ce2" office:value-type="string" calcext:value-type="string">
            <text:p>Agueda  </text:p>
          </table:table-cell>
          <table:table-cell table:style-name="ce4" office:value-type="string" calcext:value-type="string">
            <text:p>830 Curran Memorial Hwy, North Adams MA 1247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Damion.V</text:p>
          </table:table-cell>
          <table:table-cell table:style-name="ce3" table:formula="of:=[.D24]&amp;&quot;.&quot;&amp;[.E24]&amp;&quot;@gmail.com&quot;" office:value-type="string" office:string-value="Damion  .Verdell  @gmail.com" calcext:value-type="string">
            <text:p>Damion  .Verdell  @gmail.com</text:p>
          </table:table-cell>
          <table:table-cell table:style-name="ce2" office:value-type="string" calcext:value-type="string">
            <text:p>Damion  </text:p>
          </table:table-cell>
          <table:table-cell table:style-name="ce2" office:value-type="string" calcext:value-type="string">
            <text:p>Verdell  </text:p>
          </table:table-cell>
          <table:table-cell table:style-name="ce4" office:value-type="string" calcext:value-type="string">
            <text:p>1470 S Washington St, North Attleboro MA 2760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Maira.T</text:p>
          </table:table-cell>
          <table:table-cell table:style-name="ce3" table:formula="of:=[.D25]&amp;&quot;.&quot;&amp;[.E25]&amp;&quot;@gmail.com&quot;" office:value-type="string" office:string-value="Maira  .Treva  @gmail.com" calcext:value-type="string">
            <text:p>Maira  .Treva  @gmail.com</text:p>
          </table:table-cell>
          <table:table-cell table:style-name="ce2" office:value-type="string" calcext:value-type="string">
            <text:p>Maira  </text:p>
          </table:table-cell>
          <table:table-cell table:style-name="ce2" office:value-type="string" calcext:value-type="string">
            <text:p>Treva  </text:p>
          </table:table-cell>
          <table:table-cell table:style-name="ce4" office:value-type="string" calcext:value-type="string">
            <text:p>506 State Road, North Dartmouth MA 2747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Dane.T</text:p>
          </table:table-cell>
          <table:table-cell table:style-name="ce3" table:formula="of:=[.D26]&amp;&quot;.&quot;&amp;[.E26]&amp;&quot;@gmail.com&quot;" office:value-type="string" office:string-value="Dane  .Taunya  @gmail.com" calcext:value-type="string">
            <text:p>Dane  .Taunya  @gmail.com</text:p>
          </table:table-cell>
          <table:table-cell table:style-name="ce2" office:value-type="string" calcext:value-type="string">
            <text:p>Dane  </text:p>
          </table:table-cell>
          <table:table-cell table:style-name="ce2" office:value-type="string" calcext:value-type="string">
            <text:p>Taunya  </text:p>
          </table:table-cell>
          <table:table-cell table:style-name="ce4" office:value-type="string" calcext:value-type="string">
            <text:p>742 Main Street, North Oxford MA 1537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vy3M</text:p>
          </table:table-cell>
          <table:table-cell table:style-name="ce3" table:formula="of:=[.D27]&amp;&quot;.&quot;&amp;[.E27]&amp;&quot;@gmail.com&quot;" office:value-type="string" office:string-value="Ivy  .Marjorie  @gmail.com" calcext:value-type="string">
            <text:p>Ivy  .Marjorie  @gmail.com</text:p>
          </table:table-cell>
          <table:table-cell table:style-name="ce2" office:value-type="string" calcext:value-type="string">
            <text:p>Ivy  </text:p>
          </table:table-cell>
          <table:table-cell table:style-name="ce2" office:value-type="string" calcext:value-type="string">
            <text:p>Marjorie  </text:p>
          </table:table-cell>
          <table:table-cell table:style-name="ce4" office:value-type="string" calcext:value-type="string">
            <text:p>72 Main St, North Reading MA 1864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Shin.J</text:p>
          </table:table-cell>
          <table:table-cell table:style-name="ce3" table:formula="of:=[.D28]&amp;&quot;.&quot;&amp;[.E28]&amp;&quot;@gmail.com&quot;" office:value-type="string" office:string-value="Shin  .Jesse  @gmail.com" calcext:value-type="string">
            <text:p>Shin  .Jesse  @gmail.com</text:p>
          </table:table-cell>
          <table:table-cell table:style-name="ce2" office:value-type="string" calcext:value-type="string">
            <text:p>Shin  </text:p>
          </table:table-cell>
          <table:table-cell table:style-name="ce2" office:value-type="string" calcext:value-type="string">
            <text:p>Jesse  </text:p>
          </table:table-cell>
          <table:table-cell table:style-name="ce4" office:value-type="string" calcext:value-type="string">
            <text:p>200 Otis Street, Northborough MA 1532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Bradley.N</text:p>
          </table:table-cell>
          <table:table-cell table:style-name="ce3" table:formula="of:=[.D29]&amp;&quot;.&quot;&amp;[.E29]&amp;&quot;@gmail.com&quot;" office:value-type="string" office:string-value="Bradley  .Nu  @gmail.com" calcext:value-type="string">
            <text:p>Bradley  .Nu  @gmail.com</text:p>
          </table:table-cell>
          <table:table-cell table:style-name="ce2" office:value-type="string" calcext:value-type="string">
            <text:p>Bradley  </text:p>
          </table:table-cell>
          <table:table-cell table:style-name="ce2" office:value-type="string" calcext:value-type="string">
            <text:p>Nu  </text:p>
          </table:table-cell>
          <table:table-cell table:style-name="ce4" office:value-type="string" calcext:value-type="string">
            <text:p>180 North King Street, Northhampton MA 1060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Garland.B</text:p>
          </table:table-cell>
          <table:table-cell table:style-name="ce3" table:formula="of:=[.D30]&amp;&quot;.&quot;&amp;[.E30]&amp;&quot;@gmail.com&quot;" office:value-type="string" office:string-value="Garland  .Ben  @gmail.com" calcext:value-type="string">
            <text:p>Garland  .Ben  @gmail.com</text:p>
          </table:table-cell>
          <table:table-cell table:style-name="ce2" office:value-type="string" calcext:value-type="string">
            <text:p>Garland  </text:p>
          </table:table-cell>
          <table:table-cell table:style-name="ce2" office:value-type="string" calcext:value-type="string">
            <text:p>Ben  </text:p>
          </table:table-cell>
          <table:table-cell table:style-name="ce4" office:value-type="string" calcext:value-type="string">
            <text:p>555 East Main St, Orange MA 1364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va.L</text:p>
          </table:table-cell>
          <table:table-cell table:style-name="ce3" table:formula="of:=[.D31]&amp;&quot;.&quot;&amp;[.E31]&amp;&quot;@gmail.com&quot;" office:value-type="string" office:string-value="Iva  .Lanora  @gmail.com" calcext:value-type="string">
            <text:p>Iva  .Lanora  @gmail.com</text:p>
          </table:table-cell>
          <table:table-cell table:style-name="ce2" office:value-type="string" calcext:value-type="string">
            <text:p>Iva  </text:p>
          </table:table-cell>
          <table:table-cell table:style-name="ce2" office:value-type="string" calcext:value-type="string">
            <text:p>Lanora  </text:p>
          </table:table-cell>
          <table:table-cell table:style-name="ce4" office:value-type="string" calcext:value-type="string">
            <text:p>555 Hubbard Ave-Suite 12, Pittsfield MA 1201</text:p>
          </table:table-cell>
          <table:table-cell table:style-name="ce5" office:value-type="string" calcext:value-type="string">
            <text:p>-1</text:p>
          </table:table-cell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FMono-Regular" svg:font-family="SFMono-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7" meta:object-count="0"/>
    <meta:generator>LibreOfficeDev/6.0.5.2$Linux_X86_64 LibreOffice_project/</meta:generator>
  </office:meta>
</office:document-meta>
</file>